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B000000DB474B0DB18.jpg"/>
  <manifest:file-entry manifest:media-type="image/jpeg" manifest:full-path="Pictures/10000000000009B000000DB492191C2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-2.582cm" svg:y="-2cm" svg:width="20.999cm" svg:height="29.699cm" draw:z-index="0"><draw:image xlink:href="Pictures/10000000000009B000000DB474B0DB18.jpg" xlink:type="simple" xlink:show="embed" xlink:actuate="onLoad"/></draw:frame></text:p>
      <text:p text:style-name="Standard"><draw:frame draw:style-name="fr2" draw:name="gráficos2" text:anchor-type="paragraph" svg:width="20.749cm" svg:height="29.699cm" draw:z-index="1"><draw:image xlink:href="Pictures/10000000000009B000000DB492191C2E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M38S</meta:editing-duration>
    <meta:editing-cycles>4</meta:editing-cycles>
    <meta:generator>OpenOffice.org/3.3$Win32 OpenOffice.org_project/330m20$Build-9567</meta:generator>
    <dc:date>2012-04-26T11:58:57.84</dc:date>
    <dc:creator>Javier Jiménez</dc:creator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